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ureUtils.switchClosure( Map predicatesAnd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invokerClosur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chainedClosure( Closure [ ] 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chainedClosure( Closure closure1 , Closure closur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chainedClosure( Collection 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ifClosure( Predicate predicate , Closure trueClosure , Closure false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asClosure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Closur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switchClosure( Predicate [ ] predicates , Closure [ ] closures , Closure default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exception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forClosure( int count , Closure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doWhileClosure( Closure closure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nop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switchMapClosure( Map objectsAndClos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osureUtils.switchClosure( Predicate [ ] predicates , Closure [ ] clos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ifClosure( Predicate predicate , Closure true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whileClosure( Predicate predicate , Closure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ureUtils.invokerClosure( String methodName ,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